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0b145e"/>
    </style:style>
    <style:style style:name="P2" style:family="paragraph" style:parent-style-name="Standard">
      <style:text-properties fo:language="ru" fo:country="RU" officeooo:rsid="000b145e" officeooo:paragraph-rsid="000b145e"/>
    </style:style>
    <style:style style:name="P3" style:family="paragraph" style:parent-style-name="Standard">
      <style:text-properties fo:language="ru" fo:country="RU" officeooo:rsid="0019daaa" officeooo:paragraph-rsid="0019daaa"/>
    </style:style>
    <style:style style:name="P4" style:family="paragraph" style:parent-style-name="Standard">
      <style:text-properties fo:language="ru" fo:country="RU" officeooo:rsid="0021aafb" officeooo:paragraph-rsid="001aaf5e"/>
    </style:style>
    <style:style style:name="P5" style:family="paragraph" style:parent-style-name="Standard">
      <style:text-properties fo:language="ru" fo:country="RU" officeooo:rsid="00286be9" officeooo:paragraph-rsid="00286be9"/>
    </style:style>
    <style:style style:name="P6" style:family="paragraph" style:parent-style-name="Standard">
      <style:text-properties fo:language="ru" fo:country="RU" officeooo:rsid="002a0e97" officeooo:paragraph-rsid="002a0e97"/>
    </style:style>
    <style:style style:name="P7" style:family="paragraph" style:parent-style-name="Standard">
      <style:text-properties fo:language="ru" fo:country="RU" officeooo:rsid="000b145e" officeooo:paragraph-rsid="000b145e" fo:background-color="#ffff00"/>
    </style:style>
    <style:style style:name="P8" style:family="paragraph" style:parent-style-name="Standard">
      <style:text-properties fo:language="ru" fo:country="RU" officeooo:rsid="000b145e" officeooo:paragraph-rsid="0017a8dd" fo:background-color="#ffff00"/>
    </style:style>
    <style:style style:name="P9" style:family="paragraph" style:parent-style-name="Standard">
      <style:text-properties fo:language="ru" fo:country="RU" officeooo:rsid="0019daaa" officeooo:paragraph-rsid="0019daaa" fo:background-color="transparent"/>
    </style:style>
    <style:style style:name="P10" style:family="paragraph" style:parent-style-name="Standard">
      <style:text-properties fo:language="ru" fo:country="RU" officeooo:rsid="000b145e" officeooo:paragraph-rsid="000b145e" fo:background-color="transparent"/>
    </style:style>
    <style:style style:name="P11" style:family="paragraph" style:parent-style-name="Standard">
      <style:text-properties fo:language="ru" fo:country="RU" officeooo:rsid="0015b5b2" officeooo:paragraph-rsid="0015b5b2" fo:background-color="transparent"/>
    </style:style>
    <style:style style:name="P12" style:family="paragraph" style:parent-style-name="Standard">
      <style:text-properties fo:language="ru" fo:country="RU" officeooo:rsid="002e7d83" officeooo:paragraph-rsid="002e7d83"/>
    </style:style>
    <style:style style:name="P13" style:family="paragraph" style:parent-style-name="Standard">
      <style:text-properties fo:language="ru" fo:country="RU" officeooo:rsid="00308315" officeooo:paragraph-rsid="00308315"/>
    </style:style>
    <style:style style:name="P14" style:family="paragraph" style:parent-style-name="Standard">
      <style:text-properties fo:language="ru" fo:country="RU" officeooo:rsid="003225dc" officeooo:paragraph-rsid="003225dc"/>
    </style:style>
    <style:style style:name="P15" style:family="paragraph" style:parent-style-name="Standard">
      <style:text-properties fo:language="ru" fo:country="RU" officeooo:rsid="003759b1" officeooo:paragraph-rsid="003759b1"/>
    </style:style>
    <style:style style:name="P16" style:family="paragraph" style:parent-style-name="Standard">
      <style:text-properties fo:language="ru" fo:country="RU" officeooo:rsid="0041dcb7" officeooo:paragraph-rsid="0041dcb7"/>
    </style:style>
    <style:style style:name="P17" style:family="paragraph" style:parent-style-name="Standard">
      <style:text-properties fo:language="ru" fo:country="RU" officeooo:rsid="004715c1" officeooo:paragraph-rsid="004715c1"/>
    </style:style>
    <style:style style:name="P18" style:family="paragraph" style:parent-style-name="Standard">
      <style:text-properties officeooo:rsid="00290511" officeooo:paragraph-rsid="00290511"/>
    </style:style>
    <style:style style:name="P19" style:family="paragraph" style:parent-style-name="Standard">
      <style:text-properties style:use-window-font-color="true" loext:opacity="0%" fo:language="ru" fo:country="RU" officeooo:rsid="0018f10a" officeooo:paragraph-rsid="0018f10a" fo:background-color="transparent"/>
    </style:style>
    <style:style style:name="P20" style:family="paragraph" style:parent-style-name="Standard">
      <style:text-properties officeooo:paragraph-rsid="0021aafb"/>
    </style:style>
    <style:style style:name="P21" style:family="paragraph" style:parent-style-name="Standard">
      <style:text-properties fo:language="ru" fo:country="RU" officeooo:rsid="004715c1" officeooo:paragraph-rsid="004715c1"/>
    </style:style>
    <style:style style:name="P22" style:family="paragraph" style:parent-style-name="Standard">
      <style:text-properties fo:language="ru" fo:country="RU" officeooo:rsid="0018f10a" officeooo:paragraph-rsid="0056c745" fo:background-color="#ffff00"/>
    </style:style>
    <style:style style:name="P23" style:family="paragraph" style:parent-style-name="Standard">
      <style:text-properties fo:language="ru" fo:country="RU" officeooo:rsid="0017a8dd" officeooo:paragraph-rsid="0017a8dd" fo:background-color="transparent"/>
    </style:style>
    <style:style style:name="P24" style:family="paragraph" style:parent-style-name="Standard">
      <style:text-properties fo:language="ru" fo:country="RU" officeooo:rsid="00456ef5" officeooo:paragraph-rsid="00582053" fo:background-color="transparent"/>
    </style:style>
    <style:style style:name="P25" style:family="paragraph" style:parent-style-name="Standard">
      <style:text-properties fo:language="ru" fo:country="RU" officeooo:rsid="005a8e3a" officeooo:paragraph-rsid="005a8e3a"/>
    </style:style>
    <style:style style:name="P26" style:family="paragraph" style:parent-style-name="Standard">
      <style:text-properties fo:language="ru" fo:country="RU" officeooo:rsid="005b3352" officeooo:paragraph-rsid="005b3352"/>
    </style:style>
    <style:style style:name="P27" style:family="paragraph" style:parent-style-name="Standard">
      <style:text-properties fo:language="ru" fo:country="RU" officeooo:rsid="005d0114" officeooo:paragraph-rsid="005d0114"/>
    </style:style>
    <style:style style:name="P28" style:family="paragraph" style:parent-style-name="Standard">
      <style:text-properties officeooo:paragraph-rsid="0019daaa"/>
    </style:style>
    <style:style style:name="P29" style:family="paragraph" style:parent-style-name="Standard">
      <style:text-properties officeooo:paragraph-rsid="00582053" fo:background-color="transparent"/>
    </style:style>
    <style:style style:name="T1" style:family="text">
      <style:text-properties officeooo:rsid="000b145e"/>
    </style:style>
    <style:style style:name="T2" style:family="text">
      <style:text-properties style:text-underline-style="solid" style:text-underline-width="auto" style:text-underline-color="font-color" officeooo:rsid="000b145e"/>
    </style:style>
    <style:style style:name="T3" style:family="text">
      <style:text-properties officeooo:rsid="00140662"/>
    </style:style>
    <style:style style:name="T4" style:family="text">
      <style:text-properties officeooo:rsid="0015b5b2"/>
    </style:style>
    <style:style style:name="T5" style:family="text">
      <style:text-properties officeooo:rsid="000c1b27"/>
    </style:style>
    <style:style style:name="T6" style:family="text">
      <style:text-properties officeooo:rsid="000d2472"/>
    </style:style>
    <style:style style:name="T7" style:family="text">
      <style:text-properties officeooo:rsid="0017a8dd"/>
    </style:style>
    <style:style style:name="T8" style:family="text">
      <style:text-properties officeooo:rsid="0018f10a"/>
    </style:style>
    <style:style style:name="T9" style:family="text">
      <style:text-properties officeooo:rsid="0019daaa"/>
    </style:style>
    <style:style style:name="T10" style:family="text">
      <style:text-properties officeooo:rsid="001aaf5e"/>
    </style:style>
    <style:style style:name="T11" style:family="text">
      <style:text-properties officeooo:rsid="0021aafb"/>
    </style:style>
    <style:style style:name="T12" style:family="text">
      <style:text-properties officeooo:rsid="0021aafb"/>
    </style:style>
    <style:style style:name="T13" style:family="text">
      <style:text-properties officeooo:rsid="0024e44e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286be9"/>
    </style:style>
    <style:style style:name="T16" style:family="text">
      <style:text-properties fo:language="ru" fo:country="RU" officeooo:rsid="0021aafb"/>
    </style:style>
    <style:style style:name="T17" style:family="text">
      <style:text-properties fo:language="ru" fo:country="RU" officeooo:rsid="0019daaa" fo:background-color="#ffff00" loext:char-shading-value="0"/>
    </style:style>
    <style:style style:name="T18" style:family="text">
      <style:text-properties fo:language="ru" fo:country="RU" officeooo:rsid="0019daaa" fo:background-color="#ffff00" loext:char-shading-value="0"/>
    </style:style>
    <style:style style:name="T19" style:family="text">
      <style:text-properties fo:language="ru" fo:country="RU" officeooo:rsid="0024e44e" fo:background-color="#ffff00" loext:char-shading-value="0"/>
    </style:style>
    <style:style style:name="T20" style:family="text">
      <style:text-properties fo:language="ru" fo:country="RU" officeooo:rsid="0024e44e" fo:background-color="#ffff00" loext:char-shading-value="0"/>
    </style:style>
    <style:style style:name="T21" style:family="text">
      <style:text-properties fo:language="ru" fo:country="RU" officeooo:rsid="0021aafb" fo:background-color="transparent" loext:char-shading-value="0"/>
    </style:style>
    <style:style style:name="T22" style:family="text">
      <style:text-properties fo:language="ru" fo:country="RU" officeooo:rsid="0019daaa" fo:background-color="transparent" loext:char-shading-value="0"/>
    </style:style>
    <style:style style:name="T23" style:family="text">
      <style:text-properties fo:language="ru" fo:country="RU" officeooo:rsid="0040f617" fo:background-color="transparent" loext:char-shading-value="0"/>
    </style:style>
    <style:style style:name="T24" style:family="text">
      <style:text-properties fo:language="ru" fo:country="RU" officeooo:rsid="004484c7" fo:background-color="transparent" loext:char-shading-value="0"/>
    </style:style>
    <style:style style:name="T25" style:family="text">
      <style:text-properties fo:language="ru" fo:country="RU" officeooo:rsid="0052a66b" fo:background-color="transparent" loext:char-shading-value="0"/>
    </style:style>
    <style:style style:name="T26" style:family="text">
      <style:text-properties fo:language="ru" fo:country="RU" officeooo:rsid="0017a8dd"/>
    </style:style>
    <style:style style:name="T27" style:family="text">
      <style:text-properties fo:language="ru" fo:country="RU" officeooo:rsid="00456ef5"/>
    </style:style>
    <style:style style:name="T28" style:family="text">
      <style:text-properties fo:language="ru" fo:country="RU" officeooo:rsid="00456ef5"/>
    </style:style>
    <style:style style:name="T29" style:family="text">
      <style:text-properties officeooo:rsid="002bc64b"/>
    </style:style>
    <style:style style:name="T30" style:family="text">
      <style:text-properties officeooo:rsid="002ee04c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17a8dd" fo:background-color="transparent" loext:char-shading-value="0"/>
    </style:style>
    <style:style style:name="T33" style:family="text">
      <style:text-properties officeooo:rsid="0019daaa" fo:background-color="transparent" loext:char-shading-value="0"/>
    </style:style>
    <style:style style:name="T34" style:family="text">
      <style:text-properties officeooo:rsid="0024e44e" fo:background-color="transparent" loext:char-shading-value="0"/>
    </style:style>
    <style:style style:name="T35" style:family="text">
      <style:text-properties officeooo:rsid="001cb999" fo:background-color="transparent" loext:char-shading-value="0"/>
    </style:style>
    <style:style style:name="T36" style:family="text">
      <style:text-properties officeooo:rsid="00114a38" fo:background-color="transparent" loext:char-shading-value="0"/>
    </style:style>
    <style:style style:name="T37" style:family="text">
      <style:text-properties officeooo:rsid="004f1a37" fo:background-color="transparent" loext:char-shading-value="0"/>
    </style:style>
    <style:style style:name="T38" style:family="text">
      <style:text-properties officeooo:rsid="0021aafb" fo:background-color="transparent" loext:char-shading-value="0"/>
    </style:style>
    <style:style style:name="T39" style:family="text">
      <style:text-properties officeooo:rsid="0021aafb" fo:background-color="transparent" loext:char-shading-value="0"/>
    </style:style>
    <style:style style:name="T40" style:family="text">
      <style:text-properties fo:background-color="transparent" loext:char-shading-value="0"/>
    </style:style>
    <style:style style:name="T41" style:family="text">
      <style:text-properties style:use-window-font-color="true" loext:opacity="0%" fo:language="ru" fo:country="RU" officeooo:rsid="0021aafb" fo:background-color="transparent" loext:char-shading-value="0"/>
    </style:style>
    <style:style style:name="T42" style:family="text">
      <style:text-properties style:use-window-font-color="true" loext:opacity="0%" fo:language="ru" fo:country="RU" officeooo:rsid="002c7ffa" fo:background-color="transparent" loext:char-shading-value="0"/>
    </style:style>
    <style:style style:name="T43" style:family="text">
      <style:text-properties style:use-window-font-color="true" loext:opacity="0%" fo:language="ru" fo:country="RU" officeooo:rsid="003e1dbd" fo:background-color="transparent" loext:char-shading-value="0"/>
    </style:style>
    <style:style style:name="T44" style:family="text">
      <style:text-properties style:use-window-font-color="true" loext:opacity="0%" fo:language="ru" fo:country="RU" officeooo:rsid="00220936" fo:background-color="transparent" loext:char-shading-value="0"/>
    </style:style>
    <style:style style:name="T45" style:family="text">
      <style:text-properties officeooo:rsid="00582053"/>
    </style:style>
    <style:style style:name="T46" style:family="text">
      <style:text-properties officeooo:rsid="0059b3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Тема финального проэкта</text:span><text:span text:style-name="T1">: Социальная сеть «Hang Out»</text:span></text:p>
      <text:p text:style-name="P1"/>
      <text:p text:style-name="P2">Бизнес кейсы:</text:p>
      <text:p text:style-name="P7">1. Регистрация, <text:span text:style-name="T3">авторизация</text:span>.</text:p>
      <text:p text:style-name="P10">2. Редактирование личной информации, <text:span text:style-name="T3">в том числе образование и локацию</text:span>. <text:span text:style-name="T30">+ </text:span></text:p>
      <text:p text:style-name="P10">3. Поиск пользователей <text:span text:style-name="T3">по имени, дате рождения, по городу, по вузу, по дате регистрации с применением пагинации</text:span>.</text:p>
      <text:p text:style-name="P10">4. Обмен сообщениями между пользователями, <text:span text:style-name="T3">удаление сообщений как пользователем так и админом</text:span>. <text:span text:style-name="T9">Предп</text:span><text:span text:style-name="T13">о</text:span><text:span text:style-name="T9">лагается, что пользователь может менять статус на удаленное сообщение, но полностью с БД может удалить сообщение только админ.</text:span></text:p>
      <text:p text:style-name="P19">5. <text:span text:style-name="T6">Получ</text:span>ение<text:span text:style-name="T6"> спис</text:span>ка<text:span text:style-name="T6"> последних сообщений/ получения списка сообщений по дате.</text:span></text:p>
      <text:p text:style-name="P10"><text:span text:style-name="T10">6</text:span>. <text:span text:style-name="T4">Добавление/удаление/редактирование</text:span> <text:span text:style-name="T4">п</text:span>убличны<text:span text:style-name="T4">х</text:span> сообщени<text:span text:style-name="T4">й</text:span> (типа стены), <text:span text:style-name="T4">добавление/удаления комментарий, показать комментарий пользователя.</text:span></text:p>
      <text:p text:style-name="P11"><text:span text:style-name="T8">6</text:span>. <text:span text:style-name="T5">Просмотреть публичные сообщения друзей(история).</text:span></text:p>
      <text:p text:style-name="P8"><text:span text:style-name="T33">7</text:span><text:span text:style-name="T31">. </text:span><text:span text:style-name="T32">Отправить заявку в друзья/под</text:span><text:span text:style-name="T34">т</text:span><text:span text:style-name="T32">вердить друга/удалить пользователя из друзей.</text:span></text:p>
      <text:p text:style-name="P20"><text:span text:style-name="T41">8. </text:span><text:span text:style-name="T42">Получить </text:span><text:span text:style-name="T43">друга</text:span><text:span text:style-name="T42"> у которого б</text:span><text:span text:style-name="T41">лижайший день рождени</text:span><text:span text:style-name="T44">я</text:span><text:span text:style-name="T41">.</text:span></text:p>
      <text:p text:style-name="P10"><text:span text:style-name="T11">9</text:span>. Просмотр информации о пользователе (профиля)</text:p>
      <text:p text:style-name="P28"><text:span text:style-name="T21">10</text:span><text:span text:style-name="T22">. Сортировать друзей по </text:span><text:span text:style-name="T23">возрасту</text:span><text:span text:style-name="T22">/</text:span><text:span text:style-name="T24">имени, </text:span><text:span text:style-name="T25">колличеству друзей</text:span><text:span text:style-name="T22">.</text:span></text:p>
      <text:p text:style-name="P7"><text:span text:style-name="T35">11</text:span><text:span text:style-name="T31">. </text:span><text:span text:style-name="T32">Создать/редактировать/удалить сообщество</text:span><text:span text:style-name="T31">.</text:span></text:p>
      <text:p text:style-name="P23"><text:span text:style-name="T11">12</text:span>. <text:span text:style-name="T8">Добавление/редактирование/ удаление записи в сообществ</text:span><text:span text:style-name="T13">е</text:span><text:span text:style-name="T8">.</text:span></text:p>
      <text:p text:style-name="P22"><text:span text:style-name="T40">1</text:span><text:span text:style-name="T39">3</text:span><text:span text:style-name="T40">. </text:span><text:span text:style-name="T36">Поиск сообщества по типу/</text:span><text:span text:style-name="T37">колличеству подписчиков</text:span><text:span text:style-name="T36">.</text:span></text:p>
      <text:p text:style-name="P24"><text:span text:style-name="T7">1</text:span><text:span text:style-name="T12">4</text:span><text:span text:style-name="T7">. </text:span><text:span text:style-name="T36">Получения истори</text:span><text:span text:style-name="T46">и</text:span><text:span text:style-name="T36"> постов, на котор</text:span><text:span text:style-name="T46">ые</text:span><text:span text:style-name="T36"> подписан.</text:span></text:p>
      <text:p text:style-name="P29"><text:span text:style-name="T28">15. </text:span><text:span text:style-name="T18">Добавление/редактирование/удаление комментари</text:span><text:span text:style-name="T20">ев</text:span><text:span text:style-name="T18"> к записи сообщества.</text:span></text:p>
      <text:p text:style-name="P9">1<text:span text:style-name="T45">6</text:span>. Получение статуса о сутках для отображения темы аккаунта. <text:span text:style-name="T29">+</text:span></text:p>
      <text:p text:style-name="P3"/>
      <text:p text:style-name="P4"/>
      <text:p text:style-name="P5">Решение</text:p>
      <text:p text:style-name="P5">1. Защита, для получение данных, из токена берем юзернэйм(почту) и по ней ищем требующие данные, в том числе и информацию о пользователе, на остальные сеюрные действия жаем разрешения только админу.</text:p>
      <text:p text:style-name="P5">2. Делаем логают, для этого как минимум сохраняем кэшируем токен, который уже не действительный и в последующем сравниваем.</text:p>
      <text:p text:style-name="P18"><text:span text:style-name="T15">3. </text:span><text:span text:style-name="T14">Добавить ограничения на выполнения определенных действий в приложении с последующем отображением на админпанеле</text:span></text:p>
      <text:p text:style-name="P6">4. Задать погоду с обновление по времени</text:p>
      <text:p text:style-name="P6">5. Убрать лэйзи в полях где необходимо получить объекты.</text:p>
      <text:p text:style-name="P12">6. Получение приватных сообщений только текущего пользователя.</text:p>
      <text:p text:style-name="P13">7. Получение диалога с другим пользователем.</text:p>
      <text:p text:style-name="P14">8. Получить непрочитанные сообщения.</text:p>
      <text:p text:style-name="P15">9. Все комментарии может получить только администратор</text:p>
      <text:p text:style-name="P16">10. Можно еще сортировать по имени и фамилии .</text:p>
      <text:p text:style-name="P17">11. Не забыть админом удалить все сообщения, а также получить все сообщения.</text:p>
      <text:p text:style-name="P26">12. Локацию, школы, университеты добавляет только админ</text:p>
      <text:p text:style-name="P17"/>
      <text:p text:style-name="P25">Доделать.</text:p>
      <text:p text:style-name="P25">В дао сделать проверку на листы удаленных сообщений, если один объект, тогда в сервисе</text:p>
      <text:p text:style-name="P26">Локацию, школы, университеты добавляет только админ</text:p>
      <text:p text:style-name="P27">посмотреть тудушки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01T18:35:00.140880561</meta:creation-date>
    <dc:date>2020-11-14T02:21:58.097109939</dc:date>
    <meta:editing-duration>P1DT40M36S</meta:editing-duration>
    <meta:editing-cycles>29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36" meta:word-count="318" meta:character-count="2428" meta:non-whitespace-character-count="2145"/>
  </office:meta>
</office:document-meta>
</file>